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yTable" table:style-name="ta1">
        <table:shapes>
          <draw:frame draw:z-index="0" draw:style-name="gr1" draw:text-style-name="P1" svg:width="15.999cm" svg:height="8.999cm" svg:x="13.647cm" svg:y="0.1cm">
            <draw:object draw:notify-on-update-of-ranges="myTable.A1:myTable.A1 myTable.A2:myTable.A11 myTable.B1:myTable.B1 myTable.B2:myTable.B11 myTable.C1:myTable.C1 myTable.C2:myTable.C11 myTable.D1:myTable.D1 myTable.D2:myTable.D11 myTable.E1:myTable.E1 myTable.E2:myTable.E11 myTable.F1:myTable.F1 myTable.F2:myTable.F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3.647cm" svg:y="10.185cm">
            <draw:object draw:notify-on-update-of-ranges="myTable.A25:myTable.A25 myTable.A26:myTable.A35 myTable.B25:myTable.B25 myTable.B26:myTable.B35 myTable.C25:myTable.C25 myTable.C26:myTable.C35 myTable.D25:myTable.D25 myTable.D26:myTable.D35 myTable.E25:myTable.E25 myTable.E26:myTable.E35 myTable.F25:myTable.F25 myTable.F26:myTable.F3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3.647cm" svg:y="18.313cm">
            <draw:object draw:notify-on-update-of-ranges="myTable.A48:myTable.A48 myTable.A49:myTable.A58 myTable.B48:myTable.B48 myTable.B49:myTable.B58 myTable.C48:myTable.C48 myTable.C49:myTable.C58 myTable.D48:myTable.D48 myTable.D49:myTable.D58 myTable.E48:myTable.E48 myTable.E49:myTable.E58 myTable.F48:myTable.F48 myTable.F49:myTable.F5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ginx-50</text:p>
          </table:table-cell>
          <table:table-cell office:value-type="string" calcext:value-type="string">
            <text:p>Nginx-100</text:p>
          </table:table-cell>
          <table:table-cell office:value-type="string" calcext:value-type="string">
            <text:p>Ngin-200</text:p>
          </table:table-cell>
          <table:table-cell office:value-type="string" calcext:value-type="string">
            <text:p>Apache-50</text:p>
          </table:table-cell>
          <table:table-cell office:value-type="string" calcext:value-type="string">
            <text:p>Apache-100</text:p>
          </table:table-cell>
          <table:table-cell office:value-type="string" calcext:value-type="string">
            <text:p>Apache-200</text:p>
          </table:table-cell>
        </table:table-row>
        <table:table-row table:style-name="ro1">
          <table:table-cell office:value-type="float" office:value="242.744" calcext:value-type="float">
            <text:p>242.744</text:p>
          </table:table-cell>
          <table:table-cell office:value-type="float" office:value="250.752" calcext:value-type="float">
            <text:p>250.752</text:p>
          </table:table-cell>
          <table:table-cell office:value-type="float" office:value="3121.6609" calcext:value-type="float">
            <text:p>3121.6609</text:p>
          </table:table-cell>
          <table:table-cell office:value-type="float" office:value="290.863" calcext:value-type="float">
            <text:p>290.863</text:p>
          </table:table-cell>
          <table:table-cell office:value-type="float" office:value="334.265" calcext:value-type="float">
            <text:p>334.265</text:p>
          </table:table-cell>
          <table:table-cell office:value-type="float" office:value="1343.7589" calcext:value-type="float">
            <text:p>1343.7589</text:p>
          </table:table-cell>
        </table:table-row>
        <table:table-row table:style-name="ro1">
          <table:table-cell office:value-type="float" office:value="468.49" calcext:value-type="float">
            <text:p>468.49</text:p>
          </table:table-cell>
          <table:table-cell office:value-type="float" office:value="485.627" calcext:value-type="float">
            <text:p>485.627</text:p>
          </table:table-cell>
          <table:table-cell office:value-type="float" office:value="5303.9561" calcext:value-type="float">
            <text:p>5303.9561</text:p>
          </table:table-cell>
          <table:table-cell office:value-type="float" office:value="555.338" calcext:value-type="float">
            <text:p>555.338</text:p>
          </table:table-cell>
          <table:table-cell office:value-type="float" office:value="580.905" calcext:value-type="float">
            <text:p>580.905</text:p>
          </table:table-cell>
          <table:table-cell office:value-type="float" office:value="6693.374" calcext:value-type="float">
            <text:p>6693.374</text:p>
          </table:table-cell>
        </table:table-row>
        <table:table-row table:style-name="ro1">
          <table:table-cell office:value-type="float" office:value="681.367" calcext:value-type="float">
            <text:p>681.367</text:p>
          </table:table-cell>
          <table:table-cell office:value-type="float" office:value="695.041" calcext:value-type="float">
            <text:p>695.041</text:p>
          </table:table-cell>
          <table:table-cell office:value-type="float" office:value="8648.8975" calcext:value-type="float">
            <text:p>8648.8975</text:p>
          </table:table-cell>
          <table:table-cell office:value-type="float" office:value="818.818" calcext:value-type="float">
            <text:p>818.818</text:p>
          </table:table-cell>
          <table:table-cell office:value-type="float" office:value="826.951" calcext:value-type="float">
            <text:p>826.951</text:p>
          </table:table-cell>
          <table:table-cell office:value-type="float" office:value="10794.3877" calcext:value-type="float">
            <text:p>10794.3877</text:p>
          </table:table-cell>
        </table:table-row>
        <table:table-row table:style-name="ro1">
          <table:table-cell office:value-type="float" office:value="904.676" calcext:value-type="float">
            <text:p>904.676</text:p>
          </table:table-cell>
          <table:table-cell office:value-type="float" office:value="940.839" calcext:value-type="float">
            <text:p>940.839</text:p>
          </table:table-cell>
          <table:table-cell office:value-type="float" office:value="12550.1748" calcext:value-type="float">
            <text:p>12550.1748</text:p>
          </table:table-cell>
          <table:table-cell office:value-type="float" office:value="1074.427" calcext:value-type="float">
            <text:p>1074.427</text:p>
          </table:table-cell>
          <table:table-cell office:value-type="float" office:value="1092.031" calcext:value-type="float">
            <text:p>1092.031</text:p>
          </table:table-cell>
          <table:table-cell office:value-type="float" office:value="13221.8945" calcext:value-type="float">
            <text:p>13221.8945</text:p>
          </table:table-cell>
        </table:table-row>
        <table:table-row table:style-name="ro1">
          <table:table-cell office:value-type="float" office:value="1129.946" calcext:value-type="float">
            <text:p>1129.946</text:p>
          </table:table-cell>
          <table:table-cell office:value-type="float" office:value="1174.1969" calcext:value-type="float">
            <text:p>1174.1969</text:p>
          </table:table-cell>
          <table:table-cell office:value-type="float" office:value="17581.3672" calcext:value-type="float">
            <text:p>17581.3672</text:p>
          </table:table-cell>
          <table:table-cell office:value-type="float" office:value="1334.245" calcext:value-type="float">
            <text:p>1334.245</text:p>
          </table:table-cell>
          <table:table-cell office:value-type="float" office:value="1355" calcext:value-type="float">
            <text:p>1355</text:p>
          </table:table-cell>
          <table:table-cell office:value-type="float" office:value="17126.7754" calcext:value-type="float">
            <text:p>17126.7754</text:p>
          </table:table-cell>
        </table:table-row>
        <table:table-row table:style-name="ro1">
          <table:table-cell office:value-type="float" office:value="1357.0811" calcext:value-type="float">
            <text:p>1357.0811</text:p>
          </table:table-cell>
          <table:table-cell office:value-type="float" office:value="1404.0391" calcext:value-type="float">
            <text:p>1404.0391</text:p>
          </table:table-cell>
          <table:table-cell office:value-type="float" office:value="19610.5723" calcext:value-type="float">
            <text:p>19610.5723</text:p>
          </table:table-cell>
          <table:table-cell office:value-type="float" office:value="1616.874" calcext:value-type="float">
            <text:p>1616.874</text:p>
          </table:table-cell>
          <table:table-cell office:value-type="float" office:value="1629.74" calcext:value-type="float">
            <text:p>1629.74</text:p>
          </table:table-cell>
          <table:table-cell office:value-type="float" office:value="19979.4453" calcext:value-type="float">
            <text:p>19979.4453</text:p>
          </table:table-cell>
        </table:table-row>
        <table:table-row table:style-name="ro1">
          <table:table-cell office:value-type="float" office:value="1568.8719" calcext:value-type="float">
            <text:p>1568.8719</text:p>
          </table:table-cell>
          <table:table-cell office:value-type="float" office:value="1615.213" calcext:value-type="float">
            <text:p>1615.213</text:p>
          </table:table-cell>
          <table:table-cell office:value-type="float" office:value="21417.8047" calcext:value-type="float">
            <text:p>21417.8047</text:p>
          </table:table-cell>
          <table:table-cell office:value-type="float" office:value="1914.7001" calcext:value-type="float">
            <text:p>1914.7001</text:p>
          </table:table-cell>
          <table:table-cell office:value-type="float" office:value="1916.708" calcext:value-type="float">
            <text:p>1916.708</text:p>
          </table:table-cell>
          <table:table-cell office:value-type="float" office:value="24930.0117" calcext:value-type="float">
            <text:p>24930.0117</text:p>
          </table:table-cell>
        </table:table-row>
        <table:table-row table:style-name="ro1">
          <table:table-cell office:value-type="float" office:value="1835.356" calcext:value-type="float">
            <text:p>1835.356</text:p>
          </table:table-cell>
          <table:table-cell office:value-type="float" office:value="1869.92" calcext:value-type="float">
            <text:p>1869.92</text:p>
          </table:table-cell>
          <table:table-cell office:value-type="float" office:value="27795.877" calcext:value-type="float">
            <text:p>27795.877</text:p>
          </table:table-cell>
          <table:table-cell office:value-type="float" office:value="2162.543" calcext:value-type="float">
            <text:p>2162.543</text:p>
          </table:table-cell>
          <table:table-cell office:value-type="float" office:value="2168.074" calcext:value-type="float">
            <text:p>2168.074</text:p>
          </table:table-cell>
          <table:table-cell office:value-type="float" office:value="29833.5117" calcext:value-type="float">
            <text:p>29833.5117</text:p>
          </table:table-cell>
        </table:table-row>
        <table:table-row table:style-name="ro1">
          <table:table-cell office:value-type="float" office:value="2032.97" calcext:value-type="float">
            <text:p>2032.97</text:p>
          </table:table-cell>
          <table:table-cell office:value-type="float" office:value="2060.3582" calcext:value-type="float">
            <text:p>2060.3582</text:p>
          </table:table-cell>
          <table:table-cell office:value-type="float" office:value="28731.3711" calcext:value-type="float">
            <text:p>28731.3711</text:p>
          </table:table-cell>
          <table:table-cell office:value-type="float" office:value="2442.686" calcext:value-type="float">
            <text:p>2442.686</text:p>
          </table:table-cell>
          <table:table-cell office:value-type="float" office:value="2443.875" calcext:value-type="float">
            <text:p>2443.875</text:p>
          </table:table-cell>
          <table:table-cell office:value-type="float" office:value="32136.082" calcext:value-type="float">
            <text:p>32136.082</text:p>
          </table:table-cell>
        </table:table-row>
        <table:table-row table:style-name="ro1">
          <table:table-cell office:value-type="float" office:value="2292.6289" calcext:value-type="float">
            <text:p>2292.6289</text:p>
          </table:table-cell>
          <table:table-cell office:value-type="float" office:value="2312.1692" calcext:value-type="float">
            <text:p>2312.1692</text:p>
          </table:table-cell>
          <table:table-cell office:value-type="float" office:value="32266.3809" calcext:value-type="float">
            <text:p>32266.3809</text:p>
          </table:table-cell>
          <table:table-cell office:value-type="float" office:value="2689.7639" calcext:value-type="float">
            <text:p>2689.7639</text:p>
          </table:table-cell>
          <table:table-cell office:value-type="float" office:value="2708.4292" calcext:value-type="float">
            <text:p>2708.4292</text:p>
          </table:table-cell>
          <table:table-cell office:value-type="float" office:value="35905.0273" calcext:value-type="float">
            <text:p>35905.0273</text:p>
          </table:table-cell>
        </table:table-row>
        <table:table-row table:style-name="ro1" table:number-rows-repeated="13">
          <table:table-cell table:number-columns-repeated="6"/>
        </table:table-row>
        <table:table-row table:style-name="ro1">
          <table:table-cell office:value-type="string" calcext:value-type="string">
            <text:p>Nginx-100</text:p>
          </table:table-cell>
          <table:table-cell office:value-type="string" calcext:value-type="string">
            <text:p>Nginx-500</text:p>
          </table:table-cell>
          <table:table-cell office:value-type="string" calcext:value-type="string">
            <text:p>Nginx-1000</text:p>
          </table:table-cell>
          <table:table-cell office:value-type="string" calcext:value-type="string">
            <text:p>Apache-100</text:p>
          </table:table-cell>
          <table:table-cell office:value-type="string" calcext:value-type="string">
            <text:p>Apache-500</text:p>
          </table:table-cell>
          <table:table-cell office:value-type="string" calcext:value-type="string">
            <text:p>Apache-1000</text:p>
          </table:table-cell>
        </table:table-row>
        <table:table-row table:style-name="ro1">
          <table:table-cell office:value-type="float" office:value="240.368" calcext:value-type="float">
            <text:p>240.368</text:p>
          </table:table-cell>
          <table:table-cell office:value-type="float" office:value="330.094" calcext:value-type="float">
            <text:p>330.094</text:p>
          </table:table-cell>
          <table:table-cell office:value-type="float" office:value="3030.1541" calcext:value-type="float">
            <text:p>3030.1541</text:p>
          </table:table-cell>
          <table:table-cell office:value-type="float" office:value="297.413" calcext:value-type="float">
            <text:p>297.413</text:p>
          </table:table-cell>
          <table:table-cell office:value-type="float" office:value="358.084" calcext:value-type="float">
            <text:p>358.084</text:p>
          </table:table-cell>
          <table:table-cell office:value-type="float" office:value="2236.2671" calcext:value-type="float">
            <text:p>2236.2671</text:p>
          </table:table-cell>
        </table:table-row>
        <table:table-row table:style-name="ro1">
          <table:table-cell office:value-type="float" office:value="459.819" calcext:value-type="float">
            <text:p>459.819</text:p>
          </table:table-cell>
          <table:table-cell office:value-type="float" office:value="546.422" calcext:value-type="float">
            <text:p>546.422</text:p>
          </table:table-cell>
          <table:table-cell office:value-type="float" office:value="17276.4082" calcext:value-type="float">
            <text:p>17276.4082</text:p>
          </table:table-cell>
          <table:table-cell office:value-type="float" office:value="577.395" calcext:value-type="float">
            <text:p>577.395</text:p>
          </table:table-cell>
          <table:table-cell office:value-type="float" office:value="636.861" calcext:value-type="float">
            <text:p>636.861</text:p>
          </table:table-cell>
          <table:table-cell office:value-type="float" office:value="8434.2803" calcext:value-type="float">
            <text:p>8434.2803</text:p>
          </table:table-cell>
        </table:table-row>
        <table:table-row table:style-name="ro1">
          <table:table-cell office:value-type="float" office:value="704.56" calcext:value-type="float">
            <text:p>704.56</text:p>
          </table:table-cell>
          <table:table-cell office:value-type="float" office:value="774.538" calcext:value-type="float">
            <text:p>774.538</text:p>
          </table:table-cell>
          <table:table-cell office:value-type="float" office:value="25101.1191" calcext:value-type="float">
            <text:p>25101.1191</text:p>
          </table:table-cell>
          <table:table-cell office:value-type="float" office:value="825.877" calcext:value-type="float">
            <text:p>825.877</text:p>
          </table:table-cell>
          <table:table-cell office:value-type="float" office:value="911.532" calcext:value-type="float">
            <text:p>911.532</text:p>
          </table:table-cell>
          <table:table-cell office:value-type="float" office:value="22161.9395" calcext:value-type="float">
            <text:p>22161.9395</text:p>
          </table:table-cell>
        </table:table-row>
        <table:table-row table:style-name="ro1">
          <table:table-cell office:value-type="float" office:value="933.934" calcext:value-type="float">
            <text:p>933.934</text:p>
          </table:table-cell>
          <table:table-cell office:value-type="float" office:value="1014.257" calcext:value-type="float">
            <text:p>1014.257</text:p>
          </table:table-cell>
          <table:table-cell office:value-type="float" office:value="23599.8086" calcext:value-type="float">
            <text:p>23599.8086</text:p>
          </table:table-cell>
          <table:table-cell office:value-type="float" office:value="1082.319" calcext:value-type="float">
            <text:p>1082.319</text:p>
          </table:table-cell>
          <table:table-cell office:value-type="float" office:value="1163.168" calcext:value-type="float">
            <text:p>1163.168</text:p>
          </table:table-cell>
          <table:table-cell office:value-type="float" office:value="34224.0391" calcext:value-type="float">
            <text:p>34224.0391</text:p>
          </table:table-cell>
        </table:table-row>
        <table:table-row table:style-name="ro1">
          <table:table-cell office:value-type="float" office:value="1140.483" calcext:value-type="float">
            <text:p>1140.483</text:p>
          </table:table-cell>
          <table:table-cell office:value-type="float" office:value="1218.942" calcext:value-type="float">
            <text:p>1218.942</text:p>
          </table:table-cell>
          <table:table-cell office:value-type="float" office:value="35060.3867" calcext:value-type="float">
            <text:p>35060.3867</text:p>
          </table:table-cell>
          <table:table-cell office:value-type="float" office:value="1374.1429" calcext:value-type="float">
            <text:p>1374.1429</text:p>
          </table:table-cell>
          <table:table-cell office:value-type="float" office:value="1442.734" calcext:value-type="float">
            <text:p>1442.734</text:p>
          </table:table-cell>
          <table:table-cell office:value-type="float" office:value="46375.8008" calcext:value-type="float">
            <text:p>46375.8008</text:p>
          </table:table-cell>
        </table:table-row>
        <table:table-row table:style-name="ro1">
          <table:table-cell office:value-type="float" office:value="1390.162" calcext:value-type="float">
            <text:p>1390.162</text:p>
          </table:table-cell>
          <table:table-cell office:value-type="float" office:value="1466.087" calcext:value-type="float">
            <text:p>1466.087</text:p>
          </table:table-cell>
          <table:table-cell office:value-type="float" office:value="47336.8945" calcext:value-type="float">
            <text:p>47336.8945</text:p>
          </table:table-cell>
          <table:table-cell office:value-type="float" office:value="1626.615" calcext:value-type="float">
            <text:p>1626.615</text:p>
          </table:table-cell>
          <table:table-cell office:value-type="float" office:value="1709.45" calcext:value-type="float">
            <text:p>1709.45</text:p>
          </table:table-cell>
          <table:table-cell office:value-type="float" office:value="47397.4453" calcext:value-type="float">
            <text:p>47397.4453</text:p>
          </table:table-cell>
        </table:table-row>
        <table:table-row table:style-name="ro1">
          <table:table-cell office:value-type="float" office:value="1603.7939" calcext:value-type="float">
            <text:p>1603.7939</text:p>
          </table:table-cell>
          <table:table-cell office:value-type="float" office:value="1664.041" calcext:value-type="float">
            <text:p>1664.041</text:p>
          </table:table-cell>
          <table:table-cell office:value-type="float" office:value="51124.9375" calcext:value-type="float">
            <text:p>51124.9375</text:p>
          </table:table-cell>
          <table:table-cell office:value-type="float" office:value="1936.254" calcext:value-type="float">
            <text:p>1936.254</text:p>
          </table:table-cell>
          <table:table-cell office:value-type="float" office:value="1963.349" calcext:value-type="float">
            <text:p>1963.349</text:p>
          </table:table-cell>
          <table:table-cell office:value-type="float" office:value="64274.5664" calcext:value-type="float">
            <text:p>64274.5664</text:p>
          </table:table-cell>
        </table:table-row>
        <table:table-row table:style-name="ro1">
          <table:table-cell office:value-type="float" office:value="1846.355" calcext:value-type="float">
            <text:p>1846.355</text:p>
          </table:table-cell>
          <table:table-cell office:value-type="float" office:value="1921.6649" calcext:value-type="float">
            <text:p>1921.6649</text:p>
          </table:table-cell>
          <table:table-cell office:value-type="float" office:value="58475.2656" calcext:value-type="float">
            <text:p>58475.2656</text:p>
          </table:table-cell>
          <table:table-cell office:value-type="float" office:value="2157.2629" calcext:value-type="float">
            <text:p>2157.2629</text:p>
          </table:table-cell>
          <table:table-cell office:value-type="float" office:value="2272.552" calcext:value-type="float">
            <text:p>2272.552</text:p>
          </table:table-cell>
          <table:table-cell office:value-type="float" office:value="70297.0469" calcext:value-type="float">
            <text:p>70297.0469</text:p>
          </table:table-cell>
        </table:table-row>
        <table:table-row table:style-name="ro1">
          <table:table-cell office:value-type="float" office:value="2054.6738" calcext:value-type="float">
            <text:p>2054.6738</text:p>
          </table:table-cell>
          <table:table-cell office:value-type="float" office:value="2134.1108" calcext:value-type="float">
            <text:p>2134.1108</text:p>
          </table:table-cell>
          <table:table-cell office:value-type="float" office:value="76613.5938" calcext:value-type="float">
            <text:p>76613.5938</text:p>
          </table:table-cell>
          <table:table-cell office:value-type="float" office:value="2453.1382" calcext:value-type="float">
            <text:p>2453.1382</text:p>
          </table:table-cell>
          <table:table-cell office:value-type="float" office:value="2600.3799" calcext:value-type="float">
            <text:p>2600.3799</text:p>
          </table:table-cell>
          <table:table-cell office:value-type="float" office:value="78849.5703" calcext:value-type="float">
            <text:p>78849.5703</text:p>
          </table:table-cell>
        </table:table-row>
        <table:table-row table:style-name="ro1">
          <table:table-cell office:value-type="float" office:value="2286.998" calcext:value-type="float">
            <text:p>2286.998</text:p>
          </table:table-cell>
          <table:table-cell office:value-type="float" office:value="2384.791" calcext:value-type="float">
            <text:p>2384.791</text:p>
          </table:table-cell>
          <table:table-cell office:value-type="float" office:value="55998.7656" calcext:value-type="float">
            <text:p>55998.7656</text:p>
          </table:table-cell>
          <table:table-cell office:value-type="float" office:value="2739.7202" calcext:value-type="float">
            <text:p>2739.7202</text:p>
          </table:table-cell>
          <table:table-cell office:value-type="float" office:value="2803.499" calcext:value-type="float">
            <text:p>2803.499</text:p>
          </table:table-cell>
          <table:table-cell office:value-type="float" office:value="73526.5391" calcext:value-type="float">
            <text:p>73526.5391</text:p>
          </table:table-cell>
        </table:table-row>
        <table:table-row table:style-name="ro1" table:number-rows-repeated="12">
          <table:table-cell table:number-columns-repeated="6"/>
        </table:table-row>
        <table:table-row table:style-name="ro1">
          <table:table-cell office:value-type="string" calcext:value-type="string">
            <text:p>Nginx-200</text:p>
          </table:table-cell>
          <table:table-cell office:value-type="string" calcext:value-type="string">
            <text:p>Nginx-1000</text:p>
          </table:table-cell>
          <table:table-cell office:value-type="string" calcext:value-type="string">
            <text:p>Nginx-2000</text:p>
          </table:table-cell>
          <table:table-cell office:value-type="string" calcext:value-type="string">
            <text:p>Apache-200</text:p>
          </table:table-cell>
          <table:table-cell office:value-type="string" calcext:value-type="string">
            <text:p>Apache-1000</text:p>
          </table:table-cell>
          <table:table-cell office:value-type="string" calcext:value-type="string">
            <text:p>Apache-2000</text:p>
          </table:table-cell>
        </table:table-row>
        <table:table-row table:style-name="ro1">
          <table:table-cell office:value-type="float" office:value="263.89" calcext:value-type="float">
            <text:p>263.89</text:p>
          </table:table-cell>
          <table:table-cell office:value-type="float" office:value="419.13" calcext:value-type="float">
            <text:p>419.13</text:p>
          </table:table-cell>
          <table:table-cell office:value-type="float" office:value="575.504" calcext:value-type="float">
            <text:p>575.504</text:p>
          </table:table-cell>
          <table:table-cell office:value-type="float" office:value="324.565" calcext:value-type="float">
            <text:p>324.565</text:p>
          </table:table-cell>
          <table:table-cell office:value-type="float" office:value="452.342" calcext:value-type="float">
            <text:p>452.342</text:p>
          </table:table-cell>
          <table:table-cell office:value-type="float" office:value="606.73" calcext:value-type="float">
            <text:p>606.73</text:p>
          </table:table-cell>
        </table:table-row>
        <table:table-row table:style-name="ro1">
          <table:table-cell office:value-type="float" office:value="488.166" calcext:value-type="float">
            <text:p>488.166</text:p>
          </table:table-cell>
          <table:table-cell office:value-type="float" office:value="628.606" calcext:value-type="float">
            <text:p>628.606</text:p>
          </table:table-cell>
          <table:table-cell office:value-type="float" office:value="19829.2129" calcext:value-type="float">
            <text:p>19829.2129</text:p>
          </table:table-cell>
          <table:table-cell office:value-type="float" office:value="582.246" calcext:value-type="float">
            <text:p>582.246</text:p>
          </table:table-cell>
          <table:table-cell office:value-type="float" office:value="730.962" calcext:value-type="float">
            <text:p>730.962</text:p>
          </table:table-cell>
          <table:table-cell office:value-type="float" office:value="27707.2891" calcext:value-type="float">
            <text:p>27707.2891</text:p>
          </table:table-cell>
        </table:table-row>
        <table:table-row table:style-name="ro1">
          <table:table-cell office:value-type="float" office:value="719.163" calcext:value-type="float">
            <text:p>719.163</text:p>
          </table:table-cell>
          <table:table-cell office:value-type="float" office:value="860.936" calcext:value-type="float">
            <text:p>860.936</text:p>
          </table:table-cell>
          <table:table-cell office:value-type="float" office:value="56644.6133" calcext:value-type="float">
            <text:p>56644.6133</text:p>
          </table:table-cell>
          <table:table-cell office:value-type="float" office:value="873.106" calcext:value-type="float">
            <text:p>873.106</text:p>
          </table:table-cell>
          <table:table-cell office:value-type="float" office:value="993.817" calcext:value-type="float">
            <text:p>993.817</text:p>
          </table:table-cell>
          <table:table-cell office:value-type="float" office:value="52713.8398" calcext:value-type="float">
            <text:p>52713.8398</text:p>
          </table:table-cell>
        </table:table-row>
        <table:table-row table:style-name="ro1">
          <table:table-cell office:value-type="float" office:value="955.697" calcext:value-type="float">
            <text:p>955.697</text:p>
          </table:table-cell>
          <table:table-cell office:value-type="float" office:value="1092.879" calcext:value-type="float">
            <text:p>1092.879</text:p>
          </table:table-cell>
          <table:table-cell office:value-type="float" office:value="64404.9375" calcext:value-type="float">
            <text:p>64404.9375</text:p>
          </table:table-cell>
          <table:table-cell office:value-type="float" office:value="1101.1421" calcext:value-type="float">
            <text:p>1101.1421</text:p>
          </table:table-cell>
          <table:table-cell office:value-type="float" office:value="1257.5659" calcext:value-type="float">
            <text:p>1257.5659</text:p>
          </table:table-cell>
          <table:table-cell office:value-type="float" office:value="46436.8086" calcext:value-type="float">
            <text:p>46436.8086</text:p>
          </table:table-cell>
        </table:table-row>
        <table:table-row table:style-name="ro1">
          <table:table-cell office:value-type="float" office:value="1193.077" calcext:value-type="float">
            <text:p>1193.077</text:p>
          </table:table-cell>
          <table:table-cell office:value-type="float" office:value="1314.631" calcext:value-type="float">
            <text:p>1314.631</text:p>
          </table:table-cell>
          <table:table-cell office:value-type="float" office:value="69502.9062" calcext:value-type="float">
            <text:p>69502.9062</text:p>
          </table:table-cell>
          <table:table-cell office:value-type="float" office:value="1402.603" calcext:value-type="float">
            <text:p>1402.603</text:p>
          </table:table-cell>
          <table:table-cell office:value-type="float" office:value="1533.949" calcext:value-type="float">
            <text:p>1533.949</text:p>
          </table:table-cell>
          <table:table-cell office:value-type="float" office:value="49339.4258" calcext:value-type="float">
            <text:p>49339.4258</text:p>
          </table:table-cell>
        </table:table-row>
        <table:table-row table:style-name="ro1">
          <table:table-cell office:value-type="float" office:value="1428.4081" calcext:value-type="float">
            <text:p>1428.4081</text:p>
          </table:table-cell>
          <table:table-cell office:value-type="float" office:value="1513.1281" calcext:value-type="float">
            <text:p>1513.1281</text:p>
          </table:table-cell>
          <table:table-cell office:value-type="float" office:value="66517.1406" calcext:value-type="float">
            <text:p>66517.1406</text:p>
          </table:table-cell>
          <table:table-cell office:value-type="float" office:value="1660.53" calcext:value-type="float">
            <text:p>1660.53</text:p>
          </table:table-cell>
          <table:table-cell office:value-type="float" office:value="1806.916" calcext:value-type="float">
            <text:p>1806.916</text:p>
          </table:table-cell>
          <table:table-cell office:value-type="float" office:value="74465.2812" calcext:value-type="float">
            <text:p>74465.2812</text:p>
          </table:table-cell>
        </table:table-row>
        <table:table-row table:style-name="ro1">
          <table:table-cell office:value-type="float" office:value="1657.8341" calcext:value-type="float">
            <text:p>1657.8341</text:p>
          </table:table-cell>
          <table:table-cell office:value-type="float" office:value="1729.8151" calcext:value-type="float">
            <text:p>1729.8151</text:p>
          </table:table-cell>
          <table:table-cell office:value-type="float" office:value="74079.0859" calcext:value-type="float">
            <text:p>74079.0859</text:p>
          </table:table-cell>
          <table:table-cell office:value-type="float" office:value="1920.9519" calcext:value-type="float">
            <text:p>1920.9519</text:p>
          </table:table-cell>
          <table:table-cell office:value-type="float" office:value="2059.175" calcext:value-type="float">
            <text:p>2059.175</text:p>
          </table:table-cell>
          <table:table-cell office:value-type="float" office:value="69313.3125" calcext:value-type="float">
            <text:p>69313.3125</text:p>
          </table:table-cell>
        </table:table-row>
        <table:table-row table:style-name="ro1">
          <table:table-cell office:value-type="float" office:value="1876.3459" calcext:value-type="float">
            <text:p>1876.3459</text:p>
          </table:table-cell>
          <table:table-cell office:value-type="float" office:value="1979.049" calcext:value-type="float">
            <text:p>1979.049</text:p>
          </table:table-cell>
          <table:table-cell office:value-type="float" office:value="112943.8906" calcext:value-type="float">
            <text:p>112943.8906</text:p>
          </table:table-cell>
          <table:table-cell office:value-type="float" office:value="2167.386" calcext:value-type="float">
            <text:p>2167.386</text:p>
          </table:table-cell>
          <table:table-cell office:value-type="float" office:value="2344.082" calcext:value-type="float">
            <text:p>2344.082</text:p>
          </table:table-cell>
          <table:table-cell office:value-type="float" office:value="115669.2109" calcext:value-type="float">
            <text:p>115669.2109</text:p>
          </table:table-cell>
        </table:table-row>
        <table:table-row table:style-name="ro1">
          <table:table-cell office:value-type="float" office:value="2076.2441" calcext:value-type="float">
            <text:p>2076.2441</text:p>
          </table:table-cell>
          <table:table-cell office:value-type="float" office:value="2205.2368" calcext:value-type="float">
            <text:p>2205.2368</text:p>
          </table:table-cell>
          <table:table-cell office:value-type="float" office:value="107064.6719" calcext:value-type="float">
            <text:p>107064.6719</text:p>
          </table:table-cell>
          <table:table-cell office:value-type="float" office:value="2488.3982" calcext:value-type="float">
            <text:p>2488.3982</text:p>
          </table:table-cell>
          <table:table-cell office:value-type="float" office:value="2573.343" calcext:value-type="float">
            <text:p>2573.343</text:p>
          </table:table-cell>
          <table:table-cell office:value-type="float" office:value="124335.4375" calcext:value-type="float">
            <text:p>124335.4375</text:p>
          </table:table-cell>
        </table:table-row>
        <table:table-row table:style-name="ro1">
          <table:table-cell office:value-type="float" office:value="2328.6199" calcext:value-type="float">
            <text:p>2328.6199</text:p>
          </table:table-cell>
          <table:table-cell office:value-type="float" office:value="2415.283" calcext:value-type="float">
            <text:p>2415.283</text:p>
          </table:table-cell>
          <table:table-cell office:value-type="float" office:value="124821.2969" calcext:value-type="float">
            <text:p>124821.2969</text:p>
          </table:table-cell>
          <table:table-cell office:value-type="float" office:value="2745.165" calcext:value-type="float">
            <text:p>2745.165</text:p>
          </table:table-cell>
          <table:table-cell office:value-type="float" office:value="2871.064" calcext:value-type="float">
            <text:p>2871.064</text:p>
          </table:table-cell>
          <table:table-cell office:value-type="float" office:value="204256.4062" calcext:value-type="float">
            <text:p>204256.40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00／00／00</text:date>, <text:time style:data-style-name="N2" text:time-value="08:48:11.23662492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8:13:00.301250132</meta:creation-date>
    <dc:date>2018-03-20T08:47:30.699748734</dc:date>
    <meta:editing-duration>PT4M55S</meta:editing-duration>
    <meta:editing-cycles>2</meta:editing-cycles>
    <meta:generator>LibreOffice/4.2.8.2$Linux_X86_64 LibreOffice_project/420m0$Build-2</meta:generator>
    <meta:document-statistic meta:table-count="1" meta:cell-count="198" meta:object-count="3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53cm" svg:y="0.316cm" chart:style-name="ch2">
          <text:p>并发数100时nginx与apache性能比较</text:p>
        </chart:title>
        <chart:legend chart:legend-position="end" svg:x="12.83cm" svg:y="2.956cm" style:legend-expansion="high" chart:style-name="ch3"/>
        <chart:plot-area chart:style-name="ch4" table:cell-range-address="myTable.A1:myTable.F11" chart:data-source-has-labels="row" svg:x="1.331cm" svg:y="1.381cm" svg:width="11.179cm" svg:height="6.378cm">
          <chartooo:coordinate-region svg:x="2.508cm" svg:y="1.58cm" svg:width="9.815cm" svg:height="5.532cm"/>
          <chart:axis chart:dimension="x" chart:name="primary-x" chart:style-name="ch5">
            <chart:title svg:x="6.228cm" svg:y="7.939cm" chart:style-name="ch6">
              <text:p>千次请求</text:p>
            </chart:title>
          </chart:axis>
          <chart:axis chart:dimension="y" chart:name="primary-y" chart:style-name="ch5">
            <chart:title svg:x="0.451cm" svg:y="4.839cm" chart:style-name="ch7">
              <text:p>ms</text:p>
            </chart:title>
            <chart:grid chart:style-name="ch8" chart:class="major"/>
          </chart:axis>
          <chart:series chart:style-name="ch9" chart:values-cell-range-address="myTable.A2:myTable.A11" chart:label-cell-address="myTable.A1:myTable.A1" chart:class="chart:line">
            <chart:data-point chart:repeated="10"/>
          </chart:series>
          <chart:series chart:style-name="ch10" chart:values-cell-range-address="myTable.B2:myTable.B11" chart:label-cell-address="myTable.B1:myTable.B1" chart:class="chart:line">
            <chart:data-point chart:repeated="10"/>
          </chart:series>
          <chart:series chart:style-name="ch11" chart:values-cell-range-address="myTable.C2:myTable.C11" chart:label-cell-address="myTable.C1:myTable.C1" chart:class="chart:line">
            <chart:data-point chart:repeated="10"/>
          </chart:series>
          <chart:series chart:style-name="ch12" chart:values-cell-range-address="myTable.D2:myTable.D11" chart:label-cell-address="myTable.D1:myTable.D1" chart:class="chart:line">
            <chart:data-point chart:repeated="10"/>
          </chart:series>
          <chart:series chart:style-name="ch13" chart:values-cell-range-address="myTable.E2:myTable.E11" chart:label-cell-address="myTable.E1:myTable.E1" chart:class="chart:line">
            <chart:data-point chart:repeated="10"/>
          </chart:series>
          <chart:series chart:style-name="ch14" chart:values-cell-range-address="myTable.F2:myTable.F11" chart:label-cell-address="myTable.F1:myTable.F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-50</text:p>
                <draw:g>
                  <svg:desc>myTable.A1:myTable.A1</svg:desc>
                </draw:g>
              </table:table-cell>
              <table:table-cell office:value-type="string">
                <text:p>Nginx-100</text:p>
                <draw:g>
                  <svg:desc>myTable.B1:myTable.B1</svg:desc>
                </draw:g>
              </table:table-cell>
              <table:table-cell office:value-type="string">
                <text:p>Ngin-200</text:p>
                <draw:g>
                  <svg:desc>myTable.C1:myTable.C1</svg:desc>
                </draw:g>
              </table:table-cell>
              <table:table-cell office:value-type="string">
                <text:p>Apache-50</text:p>
                <draw:g>
                  <svg:desc>myTable.D1:myTable.D1</svg:desc>
                </draw:g>
              </table:table-cell>
              <table:table-cell office:value-type="string">
                <text:p>Apache-100</text:p>
                <draw:g>
                  <svg:desc>myTable.E1:myTable.E1</svg:desc>
                </draw:g>
              </table:table-cell>
              <table:table-cell office:value-type="string">
                <text:p>Apache-200</text:p>
                <draw:g>
                  <svg:desc>myTable.F1:myTabl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.744">
                <text:p>242.744</text:p>
                <draw:g>
                  <svg:desc>myTable.A2:myTable.A11</svg:desc>
                </draw:g>
              </table:table-cell>
              <table:table-cell office:value-type="float" office:value="250.752">
                <text:p>250.752</text:p>
                <draw:g>
                  <svg:desc>myTable.B2:myTable.B11</svg:desc>
                </draw:g>
              </table:table-cell>
              <table:table-cell office:value-type="float" office:value="3121.6609">
                <text:p>3121.6609</text:p>
                <draw:g>
                  <svg:desc>myTable.C2:myTable.C11</svg:desc>
                </draw:g>
              </table:table-cell>
              <table:table-cell office:value-type="float" office:value="290.863">
                <text:p>290.863</text:p>
                <draw:g>
                  <svg:desc>myTable.D2:myTable.D11</svg:desc>
                </draw:g>
              </table:table-cell>
              <table:table-cell office:value-type="float" office:value="334.265">
                <text:p>334.265</text:p>
                <draw:g>
                  <svg:desc>myTable.E2:myTable.E11</svg:desc>
                </draw:g>
              </table:table-cell>
              <table:table-cell office:value-type="float" office:value="1343.7589">
                <text:p>1343.7589</text:p>
                <draw:g>
                  <svg:desc>myTable.F2:myTable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8.49">
                <text:p>468.49</text:p>
              </table:table-cell>
              <table:table-cell office:value-type="float" office:value="485.627">
                <text:p>485.627</text:p>
              </table:table-cell>
              <table:table-cell office:value-type="float" office:value="5303.9561">
                <text:p>5303.9561</text:p>
              </table:table-cell>
              <table:table-cell office:value-type="float" office:value="555.338">
                <text:p>555.338</text:p>
              </table:table-cell>
              <table:table-cell office:value-type="float" office:value="580.905">
                <text:p>580.905</text:p>
              </table:table-cell>
              <table:table-cell office:value-type="float" office:value="6693.374">
                <text:p>6693.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1.367">
                <text:p>681.367</text:p>
              </table:table-cell>
              <table:table-cell office:value-type="float" office:value="695.041">
                <text:p>695.041</text:p>
              </table:table-cell>
              <table:table-cell office:value-type="float" office:value="8648.8975">
                <text:p>8648.8975</text:p>
              </table:table-cell>
              <table:table-cell office:value-type="float" office:value="818.818">
                <text:p>818.818</text:p>
              </table:table-cell>
              <table:table-cell office:value-type="float" office:value="826.951">
                <text:p>826.951</text:p>
              </table:table-cell>
              <table:table-cell office:value-type="float" office:value="10794.3877">
                <text:p>10794.3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4.676">
                <text:p>904.676</text:p>
              </table:table-cell>
              <table:table-cell office:value-type="float" office:value="940.839">
                <text:p>940.839</text:p>
              </table:table-cell>
              <table:table-cell office:value-type="float" office:value="12550.1748">
                <text:p>12550.1748</text:p>
              </table:table-cell>
              <table:table-cell office:value-type="float" office:value="1074.427">
                <text:p>1074.427</text:p>
              </table:table-cell>
              <table:table-cell office:value-type="float" office:value="1092.031">
                <text:p>1092.031</text:p>
              </table:table-cell>
              <table:table-cell office:value-type="float" office:value="13221.8945">
                <text:p>13221.8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9.946">
                <text:p>1129.946</text:p>
              </table:table-cell>
              <table:table-cell office:value-type="float" office:value="1174.1969">
                <text:p>1174.1969</text:p>
              </table:table-cell>
              <table:table-cell office:value-type="float" office:value="17581.3672">
                <text:p>17581.3672</text:p>
              </table:table-cell>
              <table:table-cell office:value-type="float" office:value="1334.245">
                <text:p>1334.245</text:p>
              </table:table-cell>
              <table:table-cell office:value-type="float" office:value="1355">
                <text:p>1355</text:p>
              </table:table-cell>
              <table:table-cell office:value-type="float" office:value="17126.7754">
                <text:p>17126.7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7.0811">
                <text:p>1357.0811</text:p>
              </table:table-cell>
              <table:table-cell office:value-type="float" office:value="1404.0391">
                <text:p>1404.0391</text:p>
              </table:table-cell>
              <table:table-cell office:value-type="float" office:value="19610.5723">
                <text:p>19610.5723</text:p>
              </table:table-cell>
              <table:table-cell office:value-type="float" office:value="1616.874">
                <text:p>1616.874</text:p>
              </table:table-cell>
              <table:table-cell office:value-type="float" office:value="1629.74">
                <text:p>1629.74</text:p>
              </table:table-cell>
              <table:table-cell office:value-type="float" office:value="19979.4453">
                <text:p>19979.4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8.8719">
                <text:p>1568.8719</text:p>
              </table:table-cell>
              <table:table-cell office:value-type="float" office:value="1615.213">
                <text:p>1615.213</text:p>
              </table:table-cell>
              <table:table-cell office:value-type="float" office:value="21417.8047">
                <text:p>21417.8047</text:p>
              </table:table-cell>
              <table:table-cell office:value-type="float" office:value="1914.7001">
                <text:p>1914.7001</text:p>
              </table:table-cell>
              <table:table-cell office:value-type="float" office:value="1916.708">
                <text:p>1916.708</text:p>
              </table:table-cell>
              <table:table-cell office:value-type="float" office:value="24930.0117">
                <text:p>24930.0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35.356">
                <text:p>1835.356</text:p>
              </table:table-cell>
              <table:table-cell office:value-type="float" office:value="1869.92">
                <text:p>1869.92</text:p>
              </table:table-cell>
              <table:table-cell office:value-type="float" office:value="27795.877">
                <text:p>27795.877</text:p>
              </table:table-cell>
              <table:table-cell office:value-type="float" office:value="2162.543">
                <text:p>2162.543</text:p>
              </table:table-cell>
              <table:table-cell office:value-type="float" office:value="2168.074">
                <text:p>2168.074</text:p>
              </table:table-cell>
              <table:table-cell office:value-type="float" office:value="29833.5117">
                <text:p>29833.5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32.97">
                <text:p>2032.97</text:p>
              </table:table-cell>
              <table:table-cell office:value-type="float" office:value="2060.3582">
                <text:p>2060.3582</text:p>
              </table:table-cell>
              <table:table-cell office:value-type="float" office:value="28731.3711">
                <text:p>28731.3711</text:p>
              </table:table-cell>
              <table:table-cell office:value-type="float" office:value="2442.686">
                <text:p>2442.686</text:p>
              </table:table-cell>
              <table:table-cell office:value-type="float" office:value="2443.875">
                <text:p>2443.875</text:p>
              </table:table-cell>
              <table:table-cell office:value-type="float" office:value="32136.082">
                <text:p>32136.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2.6289">
                <text:p>2292.6289</text:p>
              </table:table-cell>
              <table:table-cell office:value-type="float" office:value="2312.1692">
                <text:p>2312.1692</text:p>
              </table:table-cell>
              <table:table-cell office:value-type="float" office:value="32266.3809">
                <text:p>32266.3809</text:p>
              </table:table-cell>
              <table:table-cell office:value-type="float" office:value="2689.7639">
                <text:p>2689.7639</text:p>
              </table:table-cell>
              <table:table-cell office:value-type="float" office:value="2708.4292">
                <text:p>2708.4292</text:p>
              </table:table-cell>
              <table:table-cell office:value-type="float" office:value="35905.0273">
                <text:p>35905.02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28cm" svg:y="0.316cm" chart:style-name="ch2">
          <text:p>并发数为500时nginx与apache性能比较</text:p>
        </chart:title>
        <chart:legend chart:legend-position="end" svg:x="12.645cm" svg:y="2.956cm" style:legend-expansion="high" chart:style-name="ch3"/>
        <chart:plot-area chart:style-name="ch4" table:cell-range-address="myTable.A25:myTable.F35" chart:data-source-has-labels="row" svg:x="1.331cm" svg:y="1.381cm" svg:width="10.994cm" svg:height="6.378cm">
          <chartooo:coordinate-region svg:x="2.508cm" svg:y="1.58cm" svg:width="9.63cm" svg:height="5.532cm"/>
          <chart:axis chart:dimension="x" chart:name="primary-x" chart:style-name="ch5">
            <chart:title svg:x="6.136cm" svg:y="7.939cm" chart:style-name="ch6">
              <text:p>千次请求</text:p>
            </chart:title>
          </chart:axis>
          <chart:axis chart:dimension="y" chart:name="primary-y" chart:style-name="ch5">
            <chart:title svg:x="0.451cm" svg:y="4.839cm" chart:style-name="ch7">
              <text:p>ms</text:p>
            </chart:title>
            <chart:grid chart:style-name="ch8" chart:class="major"/>
          </chart:axis>
          <chart:series chart:style-name="ch9" chart:values-cell-range-address="myTable.A26:myTable.A35" chart:label-cell-address="myTable.A25:myTable.A25" chart:class="chart:line">
            <chart:data-point chart:repeated="10"/>
          </chart:series>
          <chart:series chart:style-name="ch10" chart:values-cell-range-address="myTable.B26:myTable.B35" chart:label-cell-address="myTable.B25:myTable.B25" chart:class="chart:line">
            <chart:data-point chart:repeated="10"/>
          </chart:series>
          <chart:series chart:style-name="ch11" chart:values-cell-range-address="myTable.C26:myTable.C35" chart:label-cell-address="myTable.C25:myTable.C25" chart:class="chart:line">
            <chart:data-point chart:repeated="10"/>
          </chart:series>
          <chart:series chart:style-name="ch12" chart:values-cell-range-address="myTable.D26:myTable.D35" chart:label-cell-address="myTable.D25:myTable.D25" chart:class="chart:line">
            <chart:data-point chart:repeated="10"/>
          </chart:series>
          <chart:series chart:style-name="ch13" chart:values-cell-range-address="myTable.E26:myTable.E35" chart:label-cell-address="myTable.E25:myTable.E25" chart:class="chart:line">
            <chart:data-point chart:repeated="10"/>
          </chart:series>
          <chart:series chart:style-name="ch14" chart:values-cell-range-address="myTable.F26:myTable.F35" chart:label-cell-address="myTable.F25:myTable.F25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-100</text:p>
                <draw:g>
                  <svg:desc>myTable.A25:myTable.A25</svg:desc>
                </draw:g>
              </table:table-cell>
              <table:table-cell office:value-type="string">
                <text:p>Nginx-500</text:p>
                <draw:g>
                  <svg:desc>myTable.B25:myTable.B25</svg:desc>
                </draw:g>
              </table:table-cell>
              <table:table-cell office:value-type="string">
                <text:p>Nginx-1000</text:p>
                <draw:g>
                  <svg:desc>myTable.C25:myTable.C25</svg:desc>
                </draw:g>
              </table:table-cell>
              <table:table-cell office:value-type="string">
                <text:p>Apache-100</text:p>
                <draw:g>
                  <svg:desc>myTable.D25:myTable.D25</svg:desc>
                </draw:g>
              </table:table-cell>
              <table:table-cell office:value-type="string">
                <text:p>Apache-500</text:p>
                <draw:g>
                  <svg:desc>myTable.E25:myTable.E25</svg:desc>
                </draw:g>
              </table:table-cell>
              <table:table-cell office:value-type="string">
                <text:p>Apache-1000</text:p>
                <draw:g>
                  <svg:desc>myTable.F25:myTable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.368">
                <text:p>240.368</text:p>
                <draw:g>
                  <svg:desc>myTable.A26:myTable.A35</svg:desc>
                </draw:g>
              </table:table-cell>
              <table:table-cell office:value-type="float" office:value="330.094">
                <text:p>330.094</text:p>
                <draw:g>
                  <svg:desc>myTable.B26:myTable.B35</svg:desc>
                </draw:g>
              </table:table-cell>
              <table:table-cell office:value-type="float" office:value="3030.1541">
                <text:p>3030.1541</text:p>
                <draw:g>
                  <svg:desc>myTable.C26:myTable.C35</svg:desc>
                </draw:g>
              </table:table-cell>
              <table:table-cell office:value-type="float" office:value="297.413">
                <text:p>297.413</text:p>
                <draw:g>
                  <svg:desc>myTable.D26:myTable.D35</svg:desc>
                </draw:g>
              </table:table-cell>
              <table:table-cell office:value-type="float" office:value="358.084">
                <text:p>358.084</text:p>
                <draw:g>
                  <svg:desc>myTable.E26:myTable.E35</svg:desc>
                </draw:g>
              </table:table-cell>
              <table:table-cell office:value-type="float" office:value="2236.2671">
                <text:p>2236.2671</text:p>
                <draw:g>
                  <svg:desc>myTable.F26:myTable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.819">
                <text:p>459.819</text:p>
              </table:table-cell>
              <table:table-cell office:value-type="float" office:value="546.422">
                <text:p>546.422</text:p>
              </table:table-cell>
              <table:table-cell office:value-type="float" office:value="17276.4082">
                <text:p>17276.4082</text:p>
              </table:table-cell>
              <table:table-cell office:value-type="float" office:value="577.395">
                <text:p>577.395</text:p>
              </table:table-cell>
              <table:table-cell office:value-type="float" office:value="636.861">
                <text:p>636.861</text:p>
              </table:table-cell>
              <table:table-cell office:value-type="float" office:value="8434.2803">
                <text:p>8434.2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4.56">
                <text:p>704.56</text:p>
              </table:table-cell>
              <table:table-cell office:value-type="float" office:value="774.538">
                <text:p>774.538</text:p>
              </table:table-cell>
              <table:table-cell office:value-type="float" office:value="25101.1191">
                <text:p>25101.1191</text:p>
              </table:table-cell>
              <table:table-cell office:value-type="float" office:value="825.877">
                <text:p>825.877</text:p>
              </table:table-cell>
              <table:table-cell office:value-type="float" office:value="911.532">
                <text:p>911.532</text:p>
              </table:table-cell>
              <table:table-cell office:value-type="float" office:value="22161.9395">
                <text:p>22161.9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3.934">
                <text:p>933.934</text:p>
              </table:table-cell>
              <table:table-cell office:value-type="float" office:value="1014.257">
                <text:p>1014.257</text:p>
              </table:table-cell>
              <table:table-cell office:value-type="float" office:value="23599.8086">
                <text:p>23599.8086</text:p>
              </table:table-cell>
              <table:table-cell office:value-type="float" office:value="1082.319">
                <text:p>1082.319</text:p>
              </table:table-cell>
              <table:table-cell office:value-type="float" office:value="1163.168">
                <text:p>1163.168</text:p>
              </table:table-cell>
              <table:table-cell office:value-type="float" office:value="34224.0391">
                <text:p>34224.0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0.483">
                <text:p>1140.483</text:p>
              </table:table-cell>
              <table:table-cell office:value-type="float" office:value="1218.942">
                <text:p>1218.942</text:p>
              </table:table-cell>
              <table:table-cell office:value-type="float" office:value="35060.3867">
                <text:p>35060.3867</text:p>
              </table:table-cell>
              <table:table-cell office:value-type="float" office:value="1374.1429">
                <text:p>1374.1429</text:p>
              </table:table-cell>
              <table:table-cell office:value-type="float" office:value="1442.734">
                <text:p>1442.734</text:p>
              </table:table-cell>
              <table:table-cell office:value-type="float" office:value="46375.8008">
                <text:p>46375.8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0.162">
                <text:p>1390.162</text:p>
              </table:table-cell>
              <table:table-cell office:value-type="float" office:value="1466.087">
                <text:p>1466.087</text:p>
              </table:table-cell>
              <table:table-cell office:value-type="float" office:value="47336.8945">
                <text:p>47336.8945</text:p>
              </table:table-cell>
              <table:table-cell office:value-type="float" office:value="1626.615">
                <text:p>1626.615</text:p>
              </table:table-cell>
              <table:table-cell office:value-type="float" office:value="1709.45">
                <text:p>1709.45</text:p>
              </table:table-cell>
              <table:table-cell office:value-type="float" office:value="47397.4453">
                <text:p>47397.4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3.7939">
                <text:p>1603.7939</text:p>
              </table:table-cell>
              <table:table-cell office:value-type="float" office:value="1664.041">
                <text:p>1664.041</text:p>
              </table:table-cell>
              <table:table-cell office:value-type="float" office:value="51124.9375">
                <text:p>51124.9375</text:p>
              </table:table-cell>
              <table:table-cell office:value-type="float" office:value="1936.254">
                <text:p>1936.254</text:p>
              </table:table-cell>
              <table:table-cell office:value-type="float" office:value="1963.349">
                <text:p>1963.349</text:p>
              </table:table-cell>
              <table:table-cell office:value-type="float" office:value="64274.5664">
                <text:p>64274.5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6.355">
                <text:p>1846.355</text:p>
              </table:table-cell>
              <table:table-cell office:value-type="float" office:value="1921.6649">
                <text:p>1921.6649</text:p>
              </table:table-cell>
              <table:table-cell office:value-type="float" office:value="58475.2656">
                <text:p>58475.2656</text:p>
              </table:table-cell>
              <table:table-cell office:value-type="float" office:value="2157.2629">
                <text:p>2157.2629</text:p>
              </table:table-cell>
              <table:table-cell office:value-type="float" office:value="2272.552">
                <text:p>2272.552</text:p>
              </table:table-cell>
              <table:table-cell office:value-type="float" office:value="70297.0469">
                <text:p>70297.0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54.6738">
                <text:p>2054.6738</text:p>
              </table:table-cell>
              <table:table-cell office:value-type="float" office:value="2134.1108">
                <text:p>2134.1108</text:p>
              </table:table-cell>
              <table:table-cell office:value-type="float" office:value="76613.5938">
                <text:p>76613.5938</text:p>
              </table:table-cell>
              <table:table-cell office:value-type="float" office:value="2453.1382">
                <text:p>2453.1382</text:p>
              </table:table-cell>
              <table:table-cell office:value-type="float" office:value="2600.3799">
                <text:p>2600.3799</text:p>
              </table:table-cell>
              <table:table-cell office:value-type="float" office:value="78849.5703">
                <text:p>78849.5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86.998">
                <text:p>2286.998</text:p>
              </table:table-cell>
              <table:table-cell office:value-type="float" office:value="2384.791">
                <text:p>2384.791</text:p>
              </table:table-cell>
              <table:table-cell office:value-type="float" office:value="55998.7656">
                <text:p>55998.7656</text:p>
              </table:table-cell>
              <table:table-cell office:value-type="float" office:value="2739.7202">
                <text:p>2739.7202</text:p>
              </table:table-cell>
              <table:table-cell office:value-type="float" office:value="2803.499">
                <text:p>2803.499</text:p>
              </table:table-cell>
              <table:table-cell office:value-type="float" office:value="73526.5391">
                <text:p>73526.53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09cm" svg:y="0.316cm" chart:style-name="ch2">
          <text:p>并发数为1000时nginx与apache性能比较</text:p>
        </chart:title>
        <chart:legend chart:legend-position="end" svg:x="12.645cm" svg:y="2.956cm" style:legend-expansion="high" chart:style-name="ch3"/>
        <chart:plot-area chart:style-name="ch4" table:cell-range-address="myTable.A48:myTable.F58" chart:data-source-has-labels="row" svg:x="1.331cm" svg:y="1.381cm" svg:width="10.994cm" svg:height="6.378cm">
          <chartooo:coordinate-region svg:x="2.693cm" svg:y="1.58cm" svg:width="9.445cm" svg:height="5.532cm"/>
          <chart:axis chart:dimension="x" chart:name="primary-x" chart:style-name="ch5">
            <chart:title svg:x="6.136cm" svg:y="7.939cm" chart:style-name="ch6">
              <text:p>千次请求</text:p>
            </chart:title>
          </chart:axis>
          <chart:axis chart:dimension="y" chart:name="primary-y" chart:style-name="ch5">
            <chart:title svg:x="0.451cm" svg:y="4.839cm" chart:style-name="ch7">
              <text:p>ms</text:p>
            </chart:title>
            <chart:grid chart:style-name="ch8" chart:class="major"/>
          </chart:axis>
          <chart:series chart:style-name="ch9" chart:values-cell-range-address="myTable.A49:myTable.A58" chart:label-cell-address="myTable.A48:myTable.A48" chart:class="chart:line">
            <chart:data-point chart:repeated="10"/>
          </chart:series>
          <chart:series chart:style-name="ch10" chart:values-cell-range-address="myTable.B49:myTable.B58" chart:label-cell-address="myTable.B48:myTable.B48" chart:class="chart:line">
            <chart:data-point chart:repeated="10"/>
          </chart:series>
          <chart:series chart:style-name="ch11" chart:values-cell-range-address="myTable.C49:myTable.C58" chart:label-cell-address="myTable.C48:myTable.C48" chart:class="chart:line">
            <chart:data-point chart:repeated="10"/>
          </chart:series>
          <chart:series chart:style-name="ch12" chart:values-cell-range-address="myTable.D49:myTable.D58" chart:label-cell-address="myTable.D48:myTable.D48" chart:class="chart:line">
            <chart:data-point chart:repeated="10"/>
          </chart:series>
          <chart:series chart:style-name="ch13" chart:values-cell-range-address="myTable.E49:myTable.E58" chart:label-cell-address="myTable.E48:myTable.E48" chart:class="chart:line">
            <chart:data-point chart:repeated="10"/>
          </chart:series>
          <chart:series chart:style-name="ch14" chart:values-cell-range-address="myTable.F49:myTable.F58" chart:label-cell-address="myTable.F48:myTable.F48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-200</text:p>
                <draw:g>
                  <svg:desc>myTable.A48:myTable.A48</svg:desc>
                </draw:g>
              </table:table-cell>
              <table:table-cell office:value-type="string">
                <text:p>Nginx-1000</text:p>
                <draw:g>
                  <svg:desc>myTable.B48:myTable.B48</svg:desc>
                </draw:g>
              </table:table-cell>
              <table:table-cell office:value-type="string">
                <text:p>Nginx-2000</text:p>
                <draw:g>
                  <svg:desc>myTable.C48:myTable.C48</svg:desc>
                </draw:g>
              </table:table-cell>
              <table:table-cell office:value-type="string">
                <text:p>Apache-200</text:p>
                <draw:g>
                  <svg:desc>myTable.D48:myTable.D48</svg:desc>
                </draw:g>
              </table:table-cell>
              <table:table-cell office:value-type="string">
                <text:p>Apache-1000</text:p>
                <draw:g>
                  <svg:desc>myTable.E48:myTable.E48</svg:desc>
                </draw:g>
              </table:table-cell>
              <table:table-cell office:value-type="string">
                <text:p>Apache-2000</text:p>
                <draw:g>
                  <svg:desc>myTable.F48:myTable.F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3.89">
                <text:p>263.89</text:p>
                <draw:g>
                  <svg:desc>myTable.A49:myTable.A58</svg:desc>
                </draw:g>
              </table:table-cell>
              <table:table-cell office:value-type="float" office:value="419.13">
                <text:p>419.13</text:p>
                <draw:g>
                  <svg:desc>myTable.B49:myTable.B58</svg:desc>
                </draw:g>
              </table:table-cell>
              <table:table-cell office:value-type="float" office:value="575.504">
                <text:p>575.504</text:p>
                <draw:g>
                  <svg:desc>myTable.C49:myTable.C58</svg:desc>
                </draw:g>
              </table:table-cell>
              <table:table-cell office:value-type="float" office:value="324.565">
                <text:p>324.565</text:p>
                <draw:g>
                  <svg:desc>myTable.D49:myTable.D58</svg:desc>
                </draw:g>
              </table:table-cell>
              <table:table-cell office:value-type="float" office:value="452.342">
                <text:p>452.342</text:p>
                <draw:g>
                  <svg:desc>myTable.E49:myTable.E58</svg:desc>
                </draw:g>
              </table:table-cell>
              <table:table-cell office:value-type="float" office:value="606.73">
                <text:p>606.73</text:p>
                <draw:g>
                  <svg:desc>myTable.F49:myTable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8.166">
                <text:p>488.166</text:p>
              </table:table-cell>
              <table:table-cell office:value-type="float" office:value="628.606">
                <text:p>628.606</text:p>
              </table:table-cell>
              <table:table-cell office:value-type="float" office:value="19829.2129">
                <text:p>19829.2129</text:p>
              </table:table-cell>
              <table:table-cell office:value-type="float" office:value="582.246">
                <text:p>582.246</text:p>
              </table:table-cell>
              <table:table-cell office:value-type="float" office:value="730.962">
                <text:p>730.962</text:p>
              </table:table-cell>
              <table:table-cell office:value-type="float" office:value="27707.2891">
                <text:p>27707.2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9.163">
                <text:p>719.163</text:p>
              </table:table-cell>
              <table:table-cell office:value-type="float" office:value="860.936">
                <text:p>860.936</text:p>
              </table:table-cell>
              <table:table-cell office:value-type="float" office:value="56644.6133">
                <text:p>56644.6133</text:p>
              </table:table-cell>
              <table:table-cell office:value-type="float" office:value="873.106">
                <text:p>873.106</text:p>
              </table:table-cell>
              <table:table-cell office:value-type="float" office:value="993.817">
                <text:p>993.817</text:p>
              </table:table-cell>
              <table:table-cell office:value-type="float" office:value="52713.8398">
                <text:p>52713.8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5.697">
                <text:p>955.697</text:p>
              </table:table-cell>
              <table:table-cell office:value-type="float" office:value="1092.879">
                <text:p>1092.879</text:p>
              </table:table-cell>
              <table:table-cell office:value-type="float" office:value="64404.9375">
                <text:p>64404.9375</text:p>
              </table:table-cell>
              <table:table-cell office:value-type="float" office:value="1101.1421">
                <text:p>1101.1421</text:p>
              </table:table-cell>
              <table:table-cell office:value-type="float" office:value="1257.5659">
                <text:p>1257.5659</text:p>
              </table:table-cell>
              <table:table-cell office:value-type="float" office:value="46436.8086">
                <text:p>46436.8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3.077">
                <text:p>1193.077</text:p>
              </table:table-cell>
              <table:table-cell office:value-type="float" office:value="1314.631">
                <text:p>1314.631</text:p>
              </table:table-cell>
              <table:table-cell office:value-type="float" office:value="69502.9062">
                <text:p>69502.9062</text:p>
              </table:table-cell>
              <table:table-cell office:value-type="float" office:value="1402.603">
                <text:p>1402.603</text:p>
              </table:table-cell>
              <table:table-cell office:value-type="float" office:value="1533.949">
                <text:p>1533.949</text:p>
              </table:table-cell>
              <table:table-cell office:value-type="float" office:value="49339.4258">
                <text:p>49339.4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8.4081">
                <text:p>1428.4081</text:p>
              </table:table-cell>
              <table:table-cell office:value-type="float" office:value="1513.1281">
                <text:p>1513.1281</text:p>
              </table:table-cell>
              <table:table-cell office:value-type="float" office:value="66517.1406">
                <text:p>66517.1406</text:p>
              </table:table-cell>
              <table:table-cell office:value-type="float" office:value="1660.53">
                <text:p>1660.53</text:p>
              </table:table-cell>
              <table:table-cell office:value-type="float" office:value="1806.916">
                <text:p>1806.916</text:p>
              </table:table-cell>
              <table:table-cell office:value-type="float" office:value="74465.2812">
                <text:p>74465.28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7.8341">
                <text:p>1657.8341</text:p>
              </table:table-cell>
              <table:table-cell office:value-type="float" office:value="1729.8151">
                <text:p>1729.8151</text:p>
              </table:table-cell>
              <table:table-cell office:value-type="float" office:value="74079.0859">
                <text:p>74079.0859</text:p>
              </table:table-cell>
              <table:table-cell office:value-type="float" office:value="1920.9519">
                <text:p>1920.9519</text:p>
              </table:table-cell>
              <table:table-cell office:value-type="float" office:value="2059.175">
                <text:p>2059.175</text:p>
              </table:table-cell>
              <table:table-cell office:value-type="float" office:value="69313.3125">
                <text:p>69313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6.3459">
                <text:p>1876.3459</text:p>
              </table:table-cell>
              <table:table-cell office:value-type="float" office:value="1979.049">
                <text:p>1979.049</text:p>
              </table:table-cell>
              <table:table-cell office:value-type="float" office:value="112943.8906">
                <text:p>112943.8906</text:p>
              </table:table-cell>
              <table:table-cell office:value-type="float" office:value="2167.386">
                <text:p>2167.386</text:p>
              </table:table-cell>
              <table:table-cell office:value-type="float" office:value="2344.082">
                <text:p>2344.082</text:p>
              </table:table-cell>
              <table:table-cell office:value-type="float" office:value="115669.2109">
                <text:p>115669.2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76.2441">
                <text:p>2076.2441</text:p>
              </table:table-cell>
              <table:table-cell office:value-type="float" office:value="2205.2368">
                <text:p>2205.2368</text:p>
              </table:table-cell>
              <table:table-cell office:value-type="float" office:value="107064.6719">
                <text:p>107064.6719</text:p>
              </table:table-cell>
              <table:table-cell office:value-type="float" office:value="2488.3982">
                <text:p>2488.3982</text:p>
              </table:table-cell>
              <table:table-cell office:value-type="float" office:value="2573.343">
                <text:p>2573.343</text:p>
              </table:table-cell>
              <table:table-cell office:value-type="float" office:value="124335.4375">
                <text:p>124335.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28.6199">
                <text:p>2328.6199</text:p>
              </table:table-cell>
              <table:table-cell office:value-type="float" office:value="2415.283">
                <text:p>2415.283</text:p>
              </table:table-cell>
              <table:table-cell office:value-type="float" office:value="124821.2969">
                <text:p>124821.2969</text:p>
              </table:table-cell>
              <table:table-cell office:value-type="float" office:value="2745.165">
                <text:p>2745.165</text:p>
              </table:table-cell>
              <table:table-cell office:value-type="float" office:value="2871.064">
                <text:p>2871.064</text:p>
              </table:table-cell>
              <table:table-cell office:value-type="float" office:value="204256.4062">
                <text:p>204256.40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